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0976in" svg:height="4.7476in" svg:x="2.7098in" svg:y="0.387in">
            <draw:object draw:notify-on-update-of-ranges="Sheet1.B2:Sheet1.B2 Sheet1.B3:Sheet1.B50 Sheet1.C2:Sheet1.C2 Sheet1.C3:Sheet1.C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>
            <text:p>OpenMP: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Gothmog</text:p>
          </table:table-cell>
          <table:table-cell office:value-type="string">
            <text:p>Original </text:p>
          </table:table-cell>
        </table:table-row>
        <table:table-row table:style-name="ro2">
          <table:table-cell/>
          <table:table-cell office:value-type="float" office:value="3.856638">
            <text:p>3.856638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1.962678">
            <text:p>1.962678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1.305392">
            <text:p>1.305392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98182">
            <text:p>0.98182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787589">
            <text:p>0.787589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657292">
            <text:p>0.657292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563705">
            <text:p>0.563705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table:formula="of:=0.493817" office:value-type="float" office:value="0.493817">
            <text:p>0.493817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445198">
            <text:p>0.445198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399964">
            <text:p>0.399964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372614">
            <text:p>0.372614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339301">
            <text:p>0.339301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314495">
            <text:p>0.314495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29244">
            <text:p>0.29244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272063">
            <text:p>0.272063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255207">
            <text:p>0.255207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244387">
            <text:p>0.244387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233954">
            <text:p>0.233954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22512">
            <text:p>0.22512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213167">
            <text:p>0.213167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203177">
            <text:p>0.203177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9532">
            <text:p>0.19532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88099">
            <text:p>0.188099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81075">
            <text:p>0.181075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75325">
            <text:p>0.175325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70699">
            <text:p>0.170699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67405">
            <text:p>0.167405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61945">
            <text:p>0.161945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57209">
            <text:p>0.157209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table:formula="of:=0.152678" office:value-type="float" office:value="0.152678">
            <text:p>0.152678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50255">
            <text:p>0.150255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45533">
            <text:p>0.145533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42557">
            <text:p>0.142557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39963">
            <text:p>0.139963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37329">
            <text:p>0.137329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35429">
            <text:p>0.135429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33956">
            <text:p>0.133956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325">
            <text:p>0.1325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30264">
            <text:p>0.130264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28563">
            <text:p>0.128563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27823">
            <text:p>0.127823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27333">
            <text:p>0.127333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25427">
            <text:p>0.125427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23393">
            <text:p>0.123393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25345">
            <text:p>0.125345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15659">
            <text:p>0.115659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13474">
            <text:p>0.113474</text:p>
          </table:table-cell>
          <table:table-cell office:value-type="float" office:value="3.694501">
            <text:p>3.694501</text:p>
          </table:table-cell>
        </table:table-row>
        <table:table-row table:style-name="ro2">
          <table:table-cell/>
          <table:table-cell office:value-type="float" office:value="0.112343">
            <text:p>0.112343</text:p>
          </table:table-cell>
          <table:table-cell office:value-type="float" office:value="3.694501">
            <text:p>3.694501</text:p>
          </table:table-cell>
        </table:table-row>
        <table:table-row table:style-name="ro2" table:number-rows-repeated="1048525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j Proskurin</meta:initial-creator>
    <meta:creation-date>2013-11-14T15:18:05</meta:creation-date>
    <dc:date>2013-11-14T21:06:16</dc:date>
    <dc:creator>Sergej Proskurin</dc:creator>
    <meta:editing-duration>PT5H38M10S</meta:editing-duration>
    <meta:editing-cycles>3</meta:editing-cycles>
    <meta:generator>LibreOffice/4.0.2.2$Linux_x86 LibreOffice_project/400m0$Build-2</meta:generator>
    <meta:document-statistic meta:table-count="1" meta:cell-count="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69cm" svg:height="12.06cm" xlink:href=".." xlink:type="simple" chart:class="chart:line" chart:style-name="ch1">
        <chart:title svg:x="7.767cm" svg:y="0.377cm" chart:style-name="ch2">
          <text:p>OpenMP Implementation</text:p>
        </chart:title>
        <chart:subtitle svg:x="8.256cm" svg:y="1.397cm" chart:style-name="ch3">
          <text:p>Architecture: Gothmog</text:p>
        </chart:subtitle>
        <chart:legend chart:legend-position="end" svg:x="17.823cm" svg:y="5.482cm" style:legend-expansion="high" chart:style-name="ch4"/>
        <chart:plot-area chart:style-name="ch5" table:cell-range-address="Sheet1.B2:Sheet1.C50" chart:data-source-has-labels="row" svg:x="0.729cm" svg:y="2.366cm" svg:width="17.186cm" svg:height="8.811cm">
          <chartooo:coordinate-region svg:x="1.456cm" svg:y="2.566cm" svg:width="16.273cm" svg:height="7.566cm"/>
          <chart:axis chart:dimension="x" chart:name="primary-x" chart:style-name="ch6">
            <chart:title svg:x="8.669cm" svg:y="11.418cm" chart:style-name="ch7">
              <text:p>Threads</text:p>
            </chart:title>
          </chart:axis>
          <chart:axis chart:dimension="y" chart:name="primary-y" chart:style-name="ch6">
            <chart:title svg:x="0cm" svg:y="7.648cm" chart:style-name="ch8">
              <text:p>Time in sec</text:p>
            </chart:title>
            <chart:grid chart:style-name="ch9" chart:class="major"/>
          </chart:axis>
          <chart:series chart:style-name="ch10" chart:values-cell-range-address="Sheet1.B3:Sheet1.B50" chart:label-cell-address="Sheet1.B2:Sheet1.B2" chart:class="chart:line">
            <chart:data-point chart:repeated="48"/>
          </chart:series>
          <chart:series chart:style-name="ch11" chart:values-cell-range-address="Sheet1.C3:Sheet1.C50" chart:label-cell-address="Sheet1.C2:Sheet1.C2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thmog</text:p>
                <draw:g>
                  <svg:desc>Sheet1.B2:Sheet1.B2</svg:desc>
                </draw:g>
              </table:table-cell>
              <table:table-cell office:value-type="string">
                <text:p>Original 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56638">
                <text:p>3.856638</text:p>
                <draw:g>
                  <svg:desc>Sheet1.B3:Sheet1.B50</svg:desc>
                </draw:g>
              </table:table-cell>
              <table:table-cell office:value-type="float" office:value="3.694501">
                <text:p>3.694501</text:p>
                <draw:g>
                  <svg:desc>Sheet1.C3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62678">
                <text:p>1.962678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05392">
                <text:p>1.30539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182">
                <text:p>0.9818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7589">
                <text:p>0.78758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7292">
                <text:p>0.65729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3705">
                <text:p>0.56370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3817">
                <text:p>0.49381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5198">
                <text:p>0.445198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9964">
                <text:p>0.39996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2614">
                <text:p>0.37261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9301">
                <text:p>0.339301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4495">
                <text:p>0.31449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244">
                <text:p>0.2924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2063">
                <text:p>0.27206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5207">
                <text:p>0.25520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4387">
                <text:p>0.24438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3954">
                <text:p>0.23395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512">
                <text:p>0.2251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3167">
                <text:p>0.21316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3177">
                <text:p>0.20317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532">
                <text:p>0.1953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8099">
                <text:p>0.18809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1075">
                <text:p>0.18107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5325">
                <text:p>0.17532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0699">
                <text:p>0.17069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7405">
                <text:p>0.16740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1945">
                <text:p>0.16194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7209">
                <text:p>0.15720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2678">
                <text:p>0.152678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0255">
                <text:p>0.15025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5533">
                <text:p>0.14553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2557">
                <text:p>0.14255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9963">
                <text:p>0.13996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7329">
                <text:p>0.13732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5429">
                <text:p>0.13542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3956">
                <text:p>0.133956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25">
                <text:p>0.132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0264">
                <text:p>0.13026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8563">
                <text:p>0.12856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7823">
                <text:p>0.12782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7333">
                <text:p>0.12733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5427">
                <text:p>0.12542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393">
                <text:p>0.12339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5345">
                <text:p>0.12534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5659">
                <text:p>0.11565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3474">
                <text:p>0.11347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2343">
                <text:p>0.112343</text:p>
              </table:table-cell>
              <table:table-cell office:value-type="float" office:value="3.694501">
                <text:p>3.6945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69cm" svg:height="12.06cm" xlink:href=".." xlink:type="simple" chart:class="chart:line" chart:style-name="ch1">
        <chart:title svg:x="7.767cm" svg:y="0.377cm" chart:style-name="ch2">
          <text:p>OpenMP Implementation</text:p>
        </chart:title>
        <chart:subtitle svg:x="8.256cm" svg:y="1.397cm" chart:style-name="ch3">
          <text:p>Architecture: Gothmog</text:p>
        </chart:subtitle>
        <chart:legend chart:legend-position="end" svg:x="17.823cm" svg:y="5.482cm" style:legend-expansion="high" chart:style-name="ch4"/>
        <chart:plot-area chart:style-name="ch5" table:cell-range-address="Sheet1.B2:Sheet1.C50" chart:data-source-has-labels="row" svg:x="0.728cm" svg:y="2.365cm" svg:width="17.186cm" svg:height="8.811cm">
          <chartooo:coordinate-region svg:x="1.455cm" svg:y="2.565cm" svg:width="16.272cm" svg:height="7.566cm"/>
          <chart:axis chart:dimension="x" chart:name="primary-x" chart:style-name="ch6">
            <chart:title svg:x="8.668cm" svg:y="11.417cm" chart:style-name="ch7">
              <text:p>Threads</text:p>
            </chart:title>
          </chart:axis>
          <chart:axis chart:dimension="y" chart:name="primary-y" chart:style-name="ch6">
            <chart:title svg:x="0cm" svg:y="7.647cm" chart:style-name="ch8">
              <text:p>Time in sec</text:p>
            </chart:title>
            <chart:grid chart:style-name="ch9" chart:class="major"/>
          </chart:axis>
          <chart:series chart:style-name="ch10" chart:values-cell-range-address="Sheet1.B3:Sheet1.B50" chart:label-cell-address="Sheet1.B2:Sheet1.B2" chart:class="chart:line">
            <chart:data-point chart:repeated="48"/>
          </chart:series>
          <chart:series chart:style-name="ch11" chart:values-cell-range-address="Sheet1.C3:Sheet1.C50" chart:label-cell-address="Sheet1.C2:Sheet1.C2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thmog</text:p>
                <draw:g>
                  <svg:desc>Sheet1.B2:Sheet1.B2</svg:desc>
                </draw:g>
              </table:table-cell>
              <table:table-cell office:value-type="string">
                <text:p>Original 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56638">
                <text:p>3.856638</text:p>
                <draw:g>
                  <svg:desc>Sheet1.B3:Sheet1.B50</svg:desc>
                </draw:g>
              </table:table-cell>
              <table:table-cell office:value-type="float" office:value="3.694501">
                <text:p>3.694501</text:p>
                <draw:g>
                  <svg:desc>Sheet1.C3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62678">
                <text:p>1.962678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05392">
                <text:p>1.30539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182">
                <text:p>0.9818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7589">
                <text:p>0.78758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7292">
                <text:p>0.65729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3705">
                <text:p>0.56370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3817">
                <text:p>0.49381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5198">
                <text:p>0.445198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9964">
                <text:p>0.39996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2614">
                <text:p>0.37261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9301">
                <text:p>0.339301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4495">
                <text:p>0.31449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244">
                <text:p>0.2924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2063">
                <text:p>0.27206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5207">
                <text:p>0.25520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4387">
                <text:p>0.24438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3954">
                <text:p>0.23395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512">
                <text:p>0.2251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3167">
                <text:p>0.21316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3177">
                <text:p>0.20317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532">
                <text:p>0.1953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8099">
                <text:p>0.18809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1075">
                <text:p>0.18107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5325">
                <text:p>0.17532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0699">
                <text:p>0.17069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7405">
                <text:p>0.16740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1945">
                <text:p>0.16194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7209">
                <text:p>0.15720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2678">
                <text:p>0.152678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0255">
                <text:p>0.15025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5533">
                <text:p>0.14553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2557">
                <text:p>0.14255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9963">
                <text:p>0.13996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7329">
                <text:p>0.13732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5429">
                <text:p>0.13542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3956">
                <text:p>0.133956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25">
                <text:p>0.132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0264">
                <text:p>0.13026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8563">
                <text:p>0.12856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7823">
                <text:p>0.12782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7333">
                <text:p>0.12733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5427">
                <text:p>0.12542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393">
                <text:p>0.12339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5345">
                <text:p>0.12534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5659">
                <text:p>0.11565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3474">
                <text:p>0.11347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2343">
                <text:p>0.112343</text:p>
              </table:table-cell>
              <table:table-cell office:value-type="float" office:value="3.694501">
                <text:p>3.6945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69cm" svg:height="12.06cm" xlink:href=".." xlink:type="simple" chart:class="chart:line" chart:style-name="ch1">
        <chart:title svg:x="7.767cm" svg:y="0.377cm" chart:style-name="ch2">
          <text:p>OpenMP Implementation</text:p>
        </chart:title>
        <chart:subtitle svg:x="8.256cm" svg:y="1.397cm" chart:style-name="ch3">
          <text:p>Architecture: Gothmog</text:p>
        </chart:subtitle>
        <chart:legend chart:legend-position="end" svg:x="17.823cm" svg:y="5.482cm" style:legend-expansion="high" chart:style-name="ch4"/>
        <chart:plot-area chart:style-name="ch5" table:cell-range-address="Sheet1.B2:Sheet1.C50" chart:data-source-has-labels="row" svg:x="0.728cm" svg:y="2.365cm" svg:width="17.186cm" svg:height="8.811cm">
          <chartooo:coordinate-region svg:x="1.455cm" svg:y="2.565cm" svg:width="16.272cm" svg:height="7.566cm"/>
          <chart:axis chart:dimension="x" chart:name="primary-x" chart:style-name="ch6">
            <chart:title svg:x="8.668cm" svg:y="11.417cm" chart:style-name="ch7">
              <text:p>Threads</text:p>
            </chart:title>
          </chart:axis>
          <chart:axis chart:dimension="y" chart:name="primary-y" chart:style-name="ch6">
            <chart:title svg:x="0cm" svg:y="7.647cm" chart:style-name="ch8">
              <text:p>Time in sec</text:p>
            </chart:title>
            <chart:grid chart:style-name="ch9" chart:class="major"/>
          </chart:axis>
          <chart:series chart:style-name="ch10" chart:values-cell-range-address="Sheet1.B3:Sheet1.B50" chart:label-cell-address="Sheet1.B2:Sheet1.B2" chart:class="chart:line">
            <chart:data-point chart:repeated="48"/>
          </chart:series>
          <chart:series chart:style-name="ch11" chart:values-cell-range-address="Sheet1.C3:Sheet1.C50" chart:label-cell-address="Sheet1.C2:Sheet1.C2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thmog</text:p>
                <draw:g>
                  <svg:desc>Sheet1.B2:Sheet1.B2</svg:desc>
                </draw:g>
              </table:table-cell>
              <table:table-cell office:value-type="string">
                <text:p>Original 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56638">
                <text:p>3.856638</text:p>
                <draw:g>
                  <svg:desc>Sheet1.B3:Sheet1.B50</svg:desc>
                </draw:g>
              </table:table-cell>
              <table:table-cell office:value-type="float" office:value="3.694501">
                <text:p>3.694501</text:p>
                <draw:g>
                  <svg:desc>Sheet1.C3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62678">
                <text:p>1.962678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05392">
                <text:p>1.30539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182">
                <text:p>0.9818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7589">
                <text:p>0.78758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7292">
                <text:p>0.65729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3705">
                <text:p>0.56370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3817">
                <text:p>0.49381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5198">
                <text:p>0.445198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9964">
                <text:p>0.39996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2614">
                <text:p>0.37261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9301">
                <text:p>0.339301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4495">
                <text:p>0.31449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244">
                <text:p>0.2924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2063">
                <text:p>0.27206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5207">
                <text:p>0.25520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4387">
                <text:p>0.24438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3954">
                <text:p>0.23395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512">
                <text:p>0.2251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3167">
                <text:p>0.21316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3177">
                <text:p>0.20317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532">
                <text:p>0.1953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8099">
                <text:p>0.18809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1075">
                <text:p>0.18107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5325">
                <text:p>0.17532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0699">
                <text:p>0.17069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7405">
                <text:p>0.16740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1945">
                <text:p>0.16194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7209">
                <text:p>0.15720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2678">
                <text:p>0.152678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0255">
                <text:p>0.15025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5533">
                <text:p>0.14553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2557">
                <text:p>0.14255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9963">
                <text:p>0.13996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7329">
                <text:p>0.13732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5429">
                <text:p>0.13542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3956">
                <text:p>0.133956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25">
                <text:p>0.132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0264">
                <text:p>0.13026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8563">
                <text:p>0.12856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7823">
                <text:p>0.12782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7333">
                <text:p>0.12733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5427">
                <text:p>0.12542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393">
                <text:p>0.12339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5345">
                <text:p>0.12534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5659">
                <text:p>0.11565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3474">
                <text:p>0.11347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2343">
                <text:p>0.112343</text:p>
              </table:table-cell>
              <table:table-cell office:value-type="float" office:value="3.694501">
                <text:p>3.6945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69cm" svg:height="12.06cm" xlink:href=".." xlink:type="simple" chart:class="chart:line" chart:style-name="ch1">
        <chart:title svg:x="7.767cm" svg:y="0.377cm" chart:style-name="ch2">
          <text:p>OpenMP Implementation</text:p>
        </chart:title>
        <chart:subtitle svg:x="8.256cm" svg:y="1.397cm" chart:style-name="ch3">
          <text:p>Architecture: Gothmog</text:p>
        </chart:subtitle>
        <chart:legend chart:legend-position="end" svg:x="17.823cm" svg:y="5.482cm" style:legend-expansion="high" chart:style-name="ch4"/>
        <chart:plot-area chart:style-name="ch5" table:cell-range-address="Sheet1.B2:Sheet1.C50" chart:data-source-has-labels="row" svg:x="0.728cm" svg:y="2.365cm" svg:width="17.186cm" svg:height="8.811cm">
          <chartooo:coordinate-region svg:x="1.455cm" svg:y="2.565cm" svg:width="16.272cm" svg:height="7.566cm"/>
          <chart:axis chart:dimension="x" chart:name="primary-x" chart:style-name="ch6">
            <chart:title svg:x="8.668cm" svg:y="11.417cm" chart:style-name="ch7">
              <text:p>Threads</text:p>
            </chart:title>
          </chart:axis>
          <chart:axis chart:dimension="y" chart:name="primary-y" chart:style-name="ch6">
            <chart:title svg:x="0cm" svg:y="7.647cm" chart:style-name="ch8">
              <text:p>Time in sec</text:p>
            </chart:title>
            <chart:grid chart:style-name="ch9" chart:class="major"/>
          </chart:axis>
          <chart:series chart:style-name="ch10" chart:values-cell-range-address="Sheet1.B3:Sheet1.B50" chart:label-cell-address="Sheet1.B2:Sheet1.B2" chart:class="chart:line">
            <chart:data-point chart:repeated="48"/>
          </chart:series>
          <chart:series chart:style-name="ch11" chart:values-cell-range-address="Sheet1.C3:Sheet1.C50" chart:label-cell-address="Sheet1.C2:Sheet1.C2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thmog</text:p>
                <draw:g>
                  <svg:desc>Sheet1.B2:Sheet1.B2</svg:desc>
                </draw:g>
              </table:table-cell>
              <table:table-cell office:value-type="string">
                <text:p>Original 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56638">
                <text:p>3.856638</text:p>
                <draw:g>
                  <svg:desc>Sheet1.B3:Sheet1.B50</svg:desc>
                </draw:g>
              </table:table-cell>
              <table:table-cell office:value-type="float" office:value="3.694501">
                <text:p>3.694501</text:p>
                <draw:g>
                  <svg:desc>Sheet1.C3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62678">
                <text:p>1.962678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05392">
                <text:p>1.30539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182">
                <text:p>0.9818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7589">
                <text:p>0.78758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7292">
                <text:p>0.65729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3705">
                <text:p>0.56370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3817">
                <text:p>0.49381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5198">
                <text:p>0.445198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9964">
                <text:p>0.39996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2614">
                <text:p>0.37261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9301">
                <text:p>0.339301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4495">
                <text:p>0.31449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244">
                <text:p>0.2924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2063">
                <text:p>0.27206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5207">
                <text:p>0.25520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4387">
                <text:p>0.24438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3954">
                <text:p>0.23395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512">
                <text:p>0.2251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3167">
                <text:p>0.21316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3177">
                <text:p>0.20317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532">
                <text:p>0.1953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8099">
                <text:p>0.18809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1075">
                <text:p>0.18107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5325">
                <text:p>0.17532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0699">
                <text:p>0.17069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7405">
                <text:p>0.16740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1945">
                <text:p>0.16194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7209">
                <text:p>0.15720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2678">
                <text:p>0.152678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0255">
                <text:p>0.15025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5533">
                <text:p>0.14553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2557">
                <text:p>0.14255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9963">
                <text:p>0.13996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7329">
                <text:p>0.13732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5429">
                <text:p>0.13542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3956">
                <text:p>0.133956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25">
                <text:p>0.132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0264">
                <text:p>0.13026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8563">
                <text:p>0.12856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7823">
                <text:p>0.12782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7333">
                <text:p>0.12733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5427">
                <text:p>0.12542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393">
                <text:p>0.12339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5345">
                <text:p>0.12534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5659">
                <text:p>0.11565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3474">
                <text:p>0.11347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2343">
                <text:p>0.112343</text:p>
              </table:table-cell>
              <table:table-cell office:value-type="float" office:value="3.694501">
                <text:p>3.6945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569cm" svg:height="12.06cm" xlink:href=".." xlink:type="simple" chart:class="chart:line" chart:style-name="ch1">
        <chart:title svg:x="7.767cm" svg:y="0.377cm" chart:style-name="ch2">
          <text:p>OpenMP Implementation</text:p>
        </chart:title>
        <chart:subtitle svg:x="8.256cm" svg:y="1.397cm" chart:style-name="ch3">
          <text:p>Architecture: Gothmog</text:p>
        </chart:subtitle>
        <chart:legend chart:legend-position="end" svg:x="17.823cm" svg:y="5.482cm" style:legend-expansion="high" chart:style-name="ch4"/>
        <chart:plot-area chart:style-name="ch5" table:cell-range-address="Sheet1.B2:Sheet1.C50" chart:data-source-has-labels="row" svg:x="0.728cm" svg:y="2.365cm" svg:width="17.186cm" svg:height="8.811cm">
          <chartooo:coordinate-region svg:x="1.455cm" svg:y="2.565cm" svg:width="16.272cm" svg:height="7.566cm"/>
          <chart:axis chart:dimension="x" chart:name="primary-x" chart:style-name="ch6">
            <chart:title svg:x="8.668cm" svg:y="11.417cm" chart:style-name="ch7">
              <text:p>Threads</text:p>
            </chart:title>
          </chart:axis>
          <chart:axis chart:dimension="y" chart:name="primary-y" chart:style-name="ch6">
            <chart:title svg:x="0cm" svg:y="7.647cm" chart:style-name="ch8">
              <text:p>Time in sec</text:p>
            </chart:title>
            <chart:grid chart:style-name="ch9" chart:class="major"/>
          </chart:axis>
          <chart:series chart:style-name="ch10" chart:values-cell-range-address="Sheet1.B3:Sheet1.B50" chart:label-cell-address="Sheet1.B2:Sheet1.B2" chart:class="chart:line">
            <chart:data-point chart:repeated="48"/>
          </chart:series>
          <chart:series chart:style-name="ch11" chart:values-cell-range-address="Sheet1.C3:Sheet1.C50" chart:label-cell-address="Sheet1.C2:Sheet1.C2" chart:class="chart:line">
            <chart:data-point chart:repeated="4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thmog</text:p>
                <draw:g>
                  <svg:desc>Sheet1.B2:Sheet1.B2</svg:desc>
                </draw:g>
              </table:table-cell>
              <table:table-cell office:value-type="string">
                <text:p>Original 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856638">
                <text:p>3.856638</text:p>
                <draw:g>
                  <svg:desc>Sheet1.B3:Sheet1.B50</svg:desc>
                </draw:g>
              </table:table-cell>
              <table:table-cell office:value-type="float" office:value="3.694501">
                <text:p>3.694501</text:p>
                <draw:g>
                  <svg:desc>Sheet1.C3:Sheet1.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962678">
                <text:p>1.962678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05392">
                <text:p>1.30539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8182">
                <text:p>0.9818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7589">
                <text:p>0.78758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7292">
                <text:p>0.65729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63705">
                <text:p>0.56370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93817">
                <text:p>0.49381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45198">
                <text:p>0.445198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99964">
                <text:p>0.39996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72614">
                <text:p>0.37261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9301">
                <text:p>0.339301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14495">
                <text:p>0.31449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9244">
                <text:p>0.2924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2063">
                <text:p>0.27206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55207">
                <text:p>0.25520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44387">
                <text:p>0.24438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33954">
                <text:p>0.23395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2512">
                <text:p>0.2251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13167">
                <text:p>0.21316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3177">
                <text:p>0.20317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532">
                <text:p>0.19532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88099">
                <text:p>0.18809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81075">
                <text:p>0.18107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5325">
                <text:p>0.17532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0699">
                <text:p>0.17069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67405">
                <text:p>0.16740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61945">
                <text:p>0.16194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7209">
                <text:p>0.15720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2678">
                <text:p>0.152678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0255">
                <text:p>0.15025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5533">
                <text:p>0.14553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2557">
                <text:p>0.14255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9963">
                <text:p>0.13996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7329">
                <text:p>0.13732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5429">
                <text:p>0.13542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33956">
                <text:p>0.133956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325">
                <text:p>0.132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30264">
                <text:p>0.13026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28563">
                <text:p>0.12856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27823">
                <text:p>0.12782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27333">
                <text:p>0.12733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5427">
                <text:p>0.125427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23393">
                <text:p>0.123393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25345">
                <text:p>0.125345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15659">
                <text:p>0.115659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13474">
                <text:p>0.113474</text:p>
              </table:table-cell>
              <table:table-cell office:value-type="float" office:value="3.694501">
                <text:p>3.694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12343">
                <text:p>0.112343</text:p>
              </table:table-cell>
              <table:table-cell office:value-type="float" office:value="3.694501">
                <text:p>3.69450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